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7" style:family="table">
      <style:table-properties style:width="15.02cm" fo:margin-left="0.492cm" table:align="left" style:writing-mode="lr-tb"/>
    </style:style>
    <style:style style:name="Tabella7.A" style:family="table-column">
      <style:table-column-properties style:column-width="1.251cm"/>
    </style:style>
    <style:style style:name="Tabella7.B" style:family="table-column">
      <style:table-column-properties style:column-width="1.75cm"/>
    </style:style>
    <style:style style:name="Tabella7.C" style:family="table-column">
      <style:table-column-properties style:column-width="4.001cm"/>
    </style:style>
    <style:style style:name="Tabella7.D" style:family="table-column">
      <style:table-column-properties style:column-width="8.019cm"/>
    </style:style>
    <style:style style:name="Tabella7.1" style:family="table-row">
      <style:table-row-properties style:keep-together="true" fo:keep-together="auto"/>
    </style:style>
    <style:style style:name="Tabella7.A1"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ella7.D1" style:family="table-cell">
      <style:table-cell-properties style:vertical-align="top" fo:padding-left="0.125cm" fo:padding-right="0.125cm" fo:padding-top="0cm" fo:padding-bottom="0cm" fo:border="0.018cm solid #000000"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6.625cm"/>
    </style:style>
    <style:style style:name="Tabella4.B" style:family="table-column">
      <style:table-column-properties style:column-width="10.62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P7"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P8"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P9"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10"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transparent" style:font-size-asian="10.5pt" style:font-style-asian="italic" style:font-weight-asian="normal" style:font-size-complex="10.5pt" style:font-style-complex="italic" style:font-weight-complex="normal"/>
    </style:style>
    <style:style style:name="P11"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2" style:family="paragraph" style:parent-style-name="Standard">
      <style:text-properties style:font-name="Times New Roman" fo:font-size="10.5pt" style:font-size-asian="10.5pt" style:font-size-complex="10.5pt"/>
    </style:style>
    <style:style style:name="P13" style:family="paragraph" style:parent-style-name="Standard">
      <style:paragraph-properties fo:text-align="center" style:justify-single-word="false"/>
      <style:text-properties style:font-name="Times New Roman" fo:font-size="10.5pt" style:font-size-asian="10.5pt" style:font-size-complex="10.5pt"/>
    </style:style>
    <style:style style:name="P14" style:family="paragraph" style:parent-style-name="Standard">
      <style:paragraph-properties style:snap-to-layout-grid="false"/>
      <style:text-properties style:font-name="Times New Roman" fo:font-size="10.5pt" style:font-size-asian="10.5pt" style:font-size-complex="10.5pt"/>
    </style:style>
    <style:style style:name="P15"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6" style:family="paragraph" style:parent-style-name="Standard">
      <style:paragraph-properties fo:text-align="justify" style:justify-single-word="false"/>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17" style:family="paragraph" style:parent-style-name="Standard">
      <style:paragraph-properties fo:text-align="justify" style:justify-single-word="false"/>
      <style:text-properties style:font-name="Times New Roman" fo:font-size="10.5pt" style:text-underline-style="none" fo:font-weight="bold" style:font-size-asian="10.5pt" style:font-weight-asian="bold" style:font-size-complex="10.5pt" style:font-weight-complex="bold"/>
    </style:style>
    <style:style style:name="P18" style:family="paragraph" style:parent-style-name="Standard">
      <style:paragraph-properties fo:text-align="justify" style:justify-single-word="false"/>
      <style:text-properties style:font-name="Times New Roman" fo:font-size="10.5pt" style:text-underline-style="none" fo:font-weight="bold" fo:background-color="#ffcc00" style:font-size-asian="10.5pt" style:font-weight-asian="bold" style:font-size-complex="10.5pt" style:font-weight-complex="bold"/>
    </style:style>
    <style:style style:name="P19" style:family="paragraph" style:parent-style-name="Standard">
      <style:paragraph-properties fo:text-align="justify" style:justify-single-word="false"/>
      <style:text-properties style:font-name="Times New Roman" fo:font-size="10.5pt" style:text-underline-style="none" fo:font-weight="bold" fo:background-color="#ff99cc" style:font-size-asian="10.5pt" style:font-weight-asian="bold" style:font-size-complex="10.5pt" style:font-weight-complex="bold"/>
    </style:style>
    <style:style style:name="P20" style:family="paragraph" style:parent-style-name="Standard">
      <style:paragraph-properties fo:text-align="justify" style:justify-single-word="false"/>
      <style:text-properties style:font-name="Times New Roman" fo:font-size="10.5pt" style:text-underline-style="solid" style:text-underline-width="auto" style:text-underline-color="font-color" fo:font-weight="bold" style:font-size-asian="10.5pt" style:font-weight-asian="bold" style:font-size-complex="10.5pt" style:font-weight-complex="bold"/>
    </style:style>
    <style:style style:name="P21" style:family="paragraph" style:parent-style-name="Standard">
      <style:text-properties fo:font-size="6pt" style:font-size-asian="6pt" style:font-size-complex="6pt"/>
    </style:style>
    <style:style style:name="P22" style:family="paragraph" style:parent-style-name="Standard">
      <style:paragraph-properties fo:text-align="justify" style:justify-single-word="false"/>
      <style:text-properties style:text-underline-style="solid" style:text-underline-width="auto" style:text-underline-color="font-color" fo:background-color="#ff99cc"/>
    </style:style>
    <style:style style:name="P23" style:family="paragraph" style:parent-style-name="Standard">
      <style:paragraph-properties fo:text-align="justify" style:justify-single-word="false" style:snap-to-layout-grid="false"/>
      <style:text-properties style:text-underline-style="solid" style:text-underline-width="auto" style:text-underline-color="font-color" fo:background-color="#ff99cc"/>
    </style:style>
    <style:style style:name="P24" style:family="paragraph" style:parent-style-name="Standard">
      <style:text-properties fo:font-size="10pt" style:font-size-asian="10pt" style:font-size-complex="10pt"/>
    </style:style>
    <style:style style:name="P25" style:family="paragraph" style:parent-style-name="Standard">
      <style:paragraph-properties fo:text-align="center" style:justify-single-word="false"/>
      <style:text-properties fo:background-color="#ff99cc"/>
    </style:style>
    <style:style style:name="P26" style:family="paragraph" style:parent-style-name="Standard">
      <style:paragraph-properties fo:text-align="center" style:justify-single-word="false" style:snap-to-layout-grid="false"/>
      <style:text-properties fo:background-color="#ff99cc"/>
    </style:style>
    <style:style style:name="P27" style:family="paragraph" style:parent-style-name="Standard">
      <style:paragraph-properties style:snap-to-layout-grid="false"/>
      <style:text-properties fo:background-color="#ff99cc"/>
    </style:style>
    <style:style style:name="P28" style:family="paragraph" style:parent-style-name="Standard">
      <style:paragraph-properties fo:text-align="justify" style:justify-single-word="false"/>
      <style:text-properties fo:background-color="#ff99cc"/>
    </style:style>
    <style:style style:name="P29"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fo:font-weight="normal" style:font-size-asian="8pt" style:font-style-asian="italic" style:font-weight-asian="normal" style:font-size-complex="10.5pt" style:font-style-complex="italic" style:font-weight-complex="normal"/>
    </style:style>
    <style:style style:name="P30"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P31"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P32"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P33" style:family="paragraph" style:parent-style-name="Standard">
      <style:paragraph-properties fo:margin-left="0cm" fo:margin-right="0cm" fo:text-align="justify" style:justify-single-word="false" fo:text-indent="0cm" style:auto-text-indent="false"/>
      <style:text-properties style:font-name="Times New Roman" fo:font-size="10.5pt" style:text-underline-style="none" fo:font-weight="bold" fo:background-color="#ff99cc" style:font-size-asian="10.5pt" style:font-weight-asian="bold" style:font-size-complex="10.5pt" style:font-weight-complex="bold"/>
    </style:style>
    <style:style style:name="P34" style:family="paragraph" style:parent-style-name="Text_20_body_20_indent">
      <style:paragraph-properties fo:margin-left="0cm" fo:margin-right="0cm" fo:text-align="justify" style:justify-single-word="false" fo:text-indent="0cm" style:auto-text-indent="false"/>
      <style:text-properties style:font-name="Times New Roman" fo:font-size="10pt" style:text-underline-style="none" fo:font-weight="bold" fo:background-color="#ffcc00" style:font-size-asian="10pt" style:font-weight-asian="bold" style:font-size-complex="10.5pt" style:font-weight-complex="bold"/>
    </style:style>
    <style:style style:name="P35" style:family="paragraph" style:parent-style-name="Text_20_body_20_indent">
      <style:paragraph-properties fo:margin-left="0cm" fo:margin-right="0cm" fo:text-align="justify" style:justify-single-word="false" fo:text-indent="0cm" style:auto-text-indent="false"/>
      <style:text-properties style:font-name="Times New Roman" fo:font-size="10pt" style:text-underline-style="none" fo:font-weight="bold" fo:background-color="#ff99cc" style:font-size-asian="10pt" style:font-weight-asian="bold" style:font-size-complex="10.5pt" style:font-weight-complex="bold"/>
    </style:style>
    <style:style style:name="P36" style:family="paragraph" style:parent-style-name="Normale">
      <style:text-properties style:font-name="Times New Roman" fo:font-size="10.5pt" style:font-size-asian="10.5pt" style:font-size-complex="10.5pt"/>
    </style:style>
    <style:style style:name="P37" style:family="paragraph" style:parent-style-name="Normale">
      <style:paragraph-properties fo:text-align="end" style:justify-single-word="false"/>
      <style:text-properties style:font-name="Times New Roman" fo:font-size="10.5pt" style:font-size-asian="10.5pt" style:font-size-complex="10.5pt"/>
    </style:style>
    <style:style style:name="P38"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39"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40"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41" style:family="paragraph" style:parent-style-name="Normale">
      <style:paragraph-properties>
        <style:tab-stops>
          <style:tab-stop style:position="-2.501cm" style:type="right"/>
        </style:tab-stops>
      </style:paragraph-properties>
      <style:text-properties fo:font-size="10.5pt" fo:font-weight="bold" fo:background-color="#ffff00" style:font-size-asian="10.5pt" style:font-weight-asian="bold" style:font-size-complex="10.5pt"/>
    </style:style>
    <style:style style:name="P42"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43" style:family="paragraph" style:parent-style-name="Standard">
      <style:paragraph-properties fo:margin-left="0cm" fo:margin-right="0cm" fo:text-align="justify" style:justify-single-word="false" fo:text-indent="1.251cm" style:auto-text-indent="false" style:snap-to-layout-grid="false"/>
      <style:text-properties style:font-name="Times New Roman" fo:font-size="10.5pt" fo:font-style="italic" style:font-size-asian="10.5pt" style:font-style-asian="italic" style:font-size-complex="10.5pt"/>
    </style:style>
    <style:style style:name="P44" style:family="paragraph" style:parent-style-name="Standard">
      <style:paragraph-properties fo:margin-left="0cm" fo:margin-right="0cm" fo:text-align="justify" style:justify-single-word="false" fo:text-indent="1.251cm" style:auto-text-indent="false"/>
      <style:text-properties style:font-name="Times New Roman" fo:font-size="10.5pt" style:text-underline-style="none" fo:font-weight="bold" fo:background-color="#ff99cc" style:font-size-asian="10.5pt" style:font-weight-asian="bold" style:font-size-complex="10.5pt" style:font-weight-complex="bold"/>
    </style:style>
    <style:style style:name="P45" style:family="paragraph" style:parent-style-name="Standard">
      <style:paragraph-properties fo:margin-left="0cm" fo:margin-right="0cm" fo:text-align="justify" style:justify-single-word="false" fo:text-indent="1.251cm" style:auto-text-indent="false"/>
      <style:text-properties style:font-name="Times New Roman" fo:font-size="10.5pt" fo:background-color="#ff99cc" style:font-size-asian="10.5pt" style:font-size-complex="10.5pt"/>
    </style:style>
    <style:style style:name="P46" style:family="paragraph" style:parent-style-name="Text_20_body_20_indent">
      <style:text-properties fo:font-size="10pt" style:text-underline-style="solid" style:text-underline-width="auto" style:text-underline-color="font-color" fo:background-color="#00ff00" style:font-size-asian="10pt"/>
    </style:style>
    <style:style style:name="P47" style:family="paragraph" style:parent-style-name="Text_20_body_20_indent">
      <style:text-properties style:font-name="Times New Roman" fo:font-size="10.5pt" style:text-underline-style="none" fo:font-weight="bold" style:font-size-asian="10.5pt" style:font-weight-asian="bold" style:font-size-complex="10.5pt" style:font-weight-complex="bold"/>
    </style:style>
    <style:style style:name="P48" style:family="paragraph" style:parent-style-name="Text_20_body_20_indent">
      <style:paragraph-properties fo:text-align="justify" style:justify-single-word="false"/>
      <style:text-properties style:font-name="Times New Roman" fo:font-size="10pt" style:text-underline-style="none" fo:font-weight="bold" fo:background-color="#ff6600" style:font-size-asian="10pt" style:font-weight-asian="bold" style:font-size-complex="10.5pt" style:font-weight-complex="bold"/>
    </style:style>
    <style:style style:name="P49" style:family="paragraph" style:parent-style-name="Text_20_body_20_indent">
      <style:paragraph-properties fo:text-align="justify" style:justify-single-word="false"/>
      <style:text-properties style:font-name="Times New Roman" fo:font-size="10pt" style:text-underline-style="none" fo:font-weight="bold" fo:background-color="#00ff00" style:font-size-asian="10pt" style:font-weight-asian="bold" style:font-size-complex="10.5pt" style:font-weight-complex="bold"/>
    </style:style>
    <style:style style:name="P50" style:family="paragraph" style:parent-style-name="Standard">
      <style:paragraph-properties fo:margin-left="0cm" fo:margin-right="0cm" fo:text-align="justify" style:justify-single-word="false" fo:text-indent="0.751cm" style:auto-text-indent="false"/>
      <style:text-properties fo:background-color="#ffff00"/>
    </style:style>
    <style:style style:name="P51" style:family="paragraph" style:parent-style-name="Standard">
      <style:paragraph-properties fo:margin-left="0cm" fo:margin-right="0cm" fo:text-align="justify" style:justify-single-word="false" fo:text-indent="0.751cm" style:auto-text-indent="false"/>
      <style:text-properties style:font-name="Times New Roman" fo:font-size="10.5pt" fo:font-weight="normal" fo:background-color="transparent" style:font-size-asian="10.5pt" style:font-weight-asian="normal" style:font-size-complex="10.5pt" style:font-weight-complex="normal"/>
    </style:style>
    <style:style style:name="P52" style:family="paragraph" style:parent-style-name="Standard">
      <style:paragraph-properties fo:margin-left="0cm" fo:margin-right="0cm" fo:text-align="justify" style:justify-single-word="false" fo:text-indent="0.751cm" style:auto-text-indent="false"/>
      <style:text-properties fo:font-size="10pt" style:font-size-asian="10pt"/>
    </style:style>
    <style:style style:name="P53" style:family="paragraph" style:parent-style-name="Standard">
      <style:paragraph-properties fo:margin-left="0cm" fo:margin-right="0cm" fo:text-align="justify" style:justify-single-word="false" fo:text-indent="0.751cm" style:auto-text-indent="false"/>
      <style:text-properties fo:font-size="10pt" style:font-size-asian="10pt" style:font-size-complex="10pt"/>
    </style:style>
    <style:style style:name="P54" style:family="paragraph" style:parent-style-name="Standard">
      <style:paragraph-properties fo:margin-left="0cm" fo:margin-right="0cm" fo:text-align="justify" style:justify-single-word="false" fo:text-indent="0.751cm" style:auto-text-indent="false"/>
      <style:text-properties fo:font-size="10pt" fo:font-weight="bold" fo:background-color="transparent" style:font-size-asian="10pt" style:font-weight-asian="bold" style:font-size-complex="10pt" style:font-weight-complex="bold"/>
    </style:style>
    <style:style style:name="P55" style:family="paragraph" style:parent-style-name="Standard">
      <style:paragraph-properties fo:margin-left="0.4cm" fo:margin-right="0cm" fo:text-indent="0cm" style:auto-text-indent="false"/>
    </style:style>
    <style:style style:name="P56" style:family="paragraph" style:parent-style-name="Standard">
      <style:paragraph-properties fo:margin-left="0.4cm" fo:margin-right="0cm" fo:text-indent="0cm" style:auto-text-indent="false"/>
      <style:text-properties style:text-underline-style="solid" style:text-underline-width="auto" style:text-underline-color="font-color"/>
    </style:style>
    <style:style style:name="P57" style:family="paragraph" style:parent-style-name="Standard">
      <style:paragraph-properties fo:margin-left="0.4cm" fo:margin-right="0cm" fo:text-indent="0cm" style:auto-text-indent="false"/>
      <style:text-properties fo:font-size="10pt" style:font-size-asian="10pt" style:font-size-complex="10pt"/>
    </style:style>
    <style:style style:name="P58" style:family="paragraph" style:parent-style-name="Standard">
      <style:paragraph-properties fo:margin-left="0.501cm" fo:margin-right="0cm" fo:text-align="justify" style:justify-single-word="false" fo:text-indent="0cm" style:auto-text-indent="false"/>
      <style:text-properties fo:font-size="10pt" style:font-size-asian="10pt" style:font-size-complex="10pt"/>
    </style:style>
    <style:style style:name="P59" style:family="paragraph" style:parent-style-name="Standard">
      <style:paragraph-properties fo:margin-left="1.905cm" fo:margin-right="0cm" fo:text-indent="0.593cm" style:auto-text-indent="false"/>
      <style:text-properties fo:font-size="10pt" style:font-size-asian="10pt" style:font-size-complex="10pt"/>
    </style:style>
    <style:style style:name="P60" style:family="paragraph" style:parent-style-name="Standard">
      <style:paragraph-properties fo:margin-left="0.501cm" fo:margin-right="0.499cm" fo:margin-top="0.176cm" fo:margin-bottom="0cm" fo:line-height="200%" fo:text-align="justify" style:justify-single-word="false" fo:text-indent="0cm" style:auto-text-indent="false" style:text-autospace="ideograph-alpha" style:punctuation-wrap="hanging" style:vertical-align="auto"/>
      <style:text-properties style:font-name="Times New Roman" fo:font-size="11pt" style:font-size-asian="11pt" style:font-size-complex="11pt"/>
    </style:style>
    <style:style style:name="P61" style:family="paragraph" style:parent-style-name="Standard">
      <style:paragraph-properties fo:margin-left="0.501cm" fo:margin-right="0.501cm" fo:line-height="150%" fo:text-align="center" style:justify-single-word="false" fo:text-indent="0cm" style:auto-text-indent="false"/>
      <style:text-properties fo:font-size="11pt" fo:font-weight="bold" style:font-size-asian="11pt" style:font-weight-asian="bold" style:font-size-complex="11pt"/>
    </style:style>
    <style:style style:name="P62"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font-size-complex="11pt"/>
    </style:style>
    <style:style style:name="P63" style:family="paragraph" style:parent-style-name="Standard">
      <style:paragraph-properties fo:margin-left="0.501cm" fo:margin-right="0.501cm" fo:line-height="150%" fo:text-align="center" style:justify-single-word="false" fo:text-indent="0cm" style:auto-text-indent="false"/>
      <style:text-properties fo:font-size="11pt" style:font-size-asian="11pt" style:font-size-complex="11pt"/>
    </style:style>
    <style:style style:name="P64" style:family="paragraph" style:parent-style-name="Rientro_20_corpo_20_del_20_testo_20_2">
      <style:text-properties fo:background-color="#00ff00"/>
    </style:style>
    <style:style style:name="P65" style:family="paragraph" style:parent-style-name="Testo_20_del_20_blocco">
      <style:text-properties fo:font-size="11pt" style:font-size-asian="11pt" style:font-size-complex="11pt"/>
    </style:style>
    <style:style style:name="P66" style:family="paragraph" style:parent-style-name="Standard" style:list-style-name="WW8Num2">
      <style:text-properties fo:font-size="10pt" style:font-size-asian="10pt" style:font-size-complex="10pt"/>
    </style:style>
    <style:style style:name="P67" style:family="paragraph" style:parent-style-name="Standard">
      <style:paragraph-properties fo:margin-left="1.905cm" fo:margin-right="0cm" fo:text-indent="0.593cm" style:auto-text-indent="false"/>
      <style:text-properties fo:font-size="10pt" style:font-size-asian="10pt" style:font-size-complex="10pt"/>
    </style:style>
    <style:style style:name="T1" style:family="text">
      <style:text-properties fo:font-weight="bold" style:font-weight-asian="bold"/>
    </style:style>
    <style:style style:name="T2" style:family="text">
      <style:text-properties fo:font-weight="bold" fo:background-color="#00ff00" style:font-weight-asian="bold" style:font-weight-complex="bold"/>
    </style:style>
    <style:style style:name="T3" style:family="text">
      <style:text-properties style:font-name="Times New Roman"/>
    </style:style>
    <style:style style:name="T4" style:family="text">
      <style:text-properties style:font-name="Times New Roman" fo:font-size="10.5pt" style:font-size-asian="10.5pt" style:font-size-complex="10.5pt"/>
    </style:style>
    <style:style style:name="T5" style:family="text">
      <style:text-properties style:font-name="Times New Roman" fo:font-size="10.5pt" fo:font-weight="normal" fo:background-color="transparent" style:font-size-asian="10.5pt" style:font-weight-asian="normal" style:font-size-complex="10.5pt" style:font-weight-complex="normal"/>
    </style:style>
    <style:style style:name="T6" style:family="text">
      <style:text-properties style:font-name="Times New Roman" fo:font-size="10.5pt" fo:font-weight="bold" style:font-size-asian="10.5pt" style:font-weight-asian="bold" style:font-size-complex="10.5pt" style:font-weight-complex="bold"/>
    </style:style>
    <style:style style:name="T7" style:family="text">
      <style:text-properties style:font-name="Times New Roman" fo:font-size="10.5pt" fo:background-color="#ffff00" style:font-size-asian="10.5pt" style:font-size-complex="10.5pt"/>
    </style:style>
    <style:style style:name="T8" style:family="text">
      <style:text-properties style:font-name="Times New Roman" fo:font-size="10.5pt" fo:background-color="transparent" style:font-size-asian="10.5pt" style:font-size-complex="10.5pt"/>
    </style:style>
    <style:style style:name="T9" style:family="text">
      <style:text-properties style:font-name="Times New Roman" fo:language="it" fo:country="IT" fo:font-style="normal" style:font-style-asian="normal" style:font-name-complex="Times New Roman" style:font-style-complex="normal"/>
    </style:style>
    <style:style style:name="T10" style:family="text">
      <style:text-properties style:font-name="Times New Roman" fo:font-size="10pt" fo:font-weight="normal" fo:background-color="transparent" style:font-size-asian="10pt" style:font-weight-asian="normal" style:font-size-complex="10pt" style:font-weight-complex="normal"/>
    </style:style>
    <style:style style:name="T11" style:family="text">
      <style:text-properties style:text-underline-style="none" fo:font-weight="normal" style:font-weight-asian="normal" style:font-weight-complex="normal"/>
    </style:style>
    <style:style style:name="T12" style:family="text">
      <style:text-properties fo:font-size="10pt" style:font-size-asian="10pt" style:font-size-complex="10pt"/>
    </style:style>
    <style:style style:name="T13" style:family="text">
      <style:text-properties fo:background-color="#00ff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1"/>
          </table:table-cell>
          <table:table-cell table:style-name="Tabella1.A1" office:value-type="string">
            <text:p text:style-name="P10">NOTIFICARE</text:p>
            <text:p text:style-name="P9">inviata via pec al progettista</text:p>
          </table:table-cell>
        </table:table-row>
        <table:table-row>
          <table:table-cell table:style-name="Tabella1.A1" office:value-type="string">
            <text:p text:style-name="P11">Protocollo n. _____________</text:p>
          </table:table-cell>
          <table:table-cell table:style-name="Tabella1.A1" office:value-type="string">
            <text:p text:style-name="P11">Savona, _____________</text:p>
          </table:table-cell>
        </table:table-row>
      </table:table>
      <text:p text:style-name="P12"/>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6">Da citare nella risposta:</text:span></text:span></text:p>
            <text:p text:style-name="Normale"><text:span text:style-name="Car._20_predefinito_20_paragrafo"><text:span text:style-name="T4">pratica <text:s/>[numero] - </text:span></text:span><text:span text:style-name="Car._20_predefinito_20_paragrafo"><text:span text:style-name="T7">sigla</text:span></text:span></text:p>
            <text:p text:style-name="Normale"><text:span text:style-name="Car._20_predefinito_20_paragrafo"><text:span text:style-name="T4"/></text:span></text:p>
            <text:p text:style-name="Normale"><text:span text:style-name="Car._20_predefinito_20_paragrafo"><text:span text:style-name="T8">classifica 06-03</text:span></text:span></text:p>
            <text:p text:style-name="Normale"><text:span text:style-name="Car._20_predefinito_20_paragrafo"><text:span text:style-name="T5">fascicolo: </text:span></text:span><text:span text:style-name="Car._20_predefinito_20_paragrafo"><text:span text:style-name="T10">[anno_fascicolo]</text:span></text:span><text:span text:style-name="Car._20_predefinito_20_paragrafo"><text:span text:style-name="T5"> /</text:span></text:span><text:span text:style-name="Car._20_predefinito_20_paragrafo"><text:span text:style-name="T10">[fascicolo].[sub_fascicolo]</text:span></text:span></text:p>
          </table:table-cell>
          <table:table-cell table:style-name="Tabella6.A1" office:value-type="string">
            <text:p text:style-name="P37"/>
          </table:table-cell>
          <table:table-cell table:style-name="Tabella6.A1" office:value-type="string">
            <text:p text:style-name="P38">Al Sig. [richiedenti.nominativo;block=tbs:row;]</text:p>
            <text:p text:style-name="P40">[richiedenti.indirizzo]</text:p>
            <text:p text:style-name="P40">[richiedenti.cap] [richiedenti.comune] ([richiedenti.prov])</text:p>
            <text:p text:style-name="P40">in qualità di [richiedenti.titolo]</text:p>
            <text:p text:style-name="P40">della [richiedenti.ragsoc]</text:p>
            <text:p text:style-name="P40">[richiedenti.sede]</text:p>
            <text:p text:style-name="P40">[richiedenti.capd] [richiedenti.comuned] ([richiedenti.provd])</text:p>
            <text:p text:style-name="P41">(ATTENZIONE SCRIVERE L'INDIRIZZO DEL RICHIEDENTE A CUI E' INDIRIZZATA LA NOTIFICA <text:s/>E LASCIARE SEMPRE LA RELATA DI NOTIFICA IN FONDO ALLA PAGINA)</text:p>
            <text:p text:style-name="P38"/>
          </table:table-cell>
        </table:table-row>
        <table:table-row>
          <table:table-cell table:style-name="Tabella6.A1" office:value-type="string">
            <text:p text:style-name="P36">Allegati: //</text:p>
          </table:table-cell>
          <table:table-cell table:style-name="Tabella6.A1" office:value-type="string">
            <text:p text:style-name="P37">E p.c.</text:p>
          </table:table-cell>
          <table:table-cell table:style-name="Tabella6.A1" office:value-type="string">
            <text:p text:style-name="P38">[progettisti.nominativo;block=tbs:row;]</text:p>
            <text:p text:style-name="P40"><text:span text:style-name="Car._20_predefinito_20_paragrafo"><text:span text:style-name="T3">[progettisti.pec]</text:span></text:span></text:p>
            <text:p text:style-name="P39"><text:span text:style-name="Car._20_predefinito_20_paragrafo"><text:span text:style-name="T4"/></text:span></text:p>
          </table:table-cell>
        </table:table-row>
      </table:table>
      <text:p text:style-name="P36"/>
      <table:table table:name="Tabella3" table:style-name="Tabella3">
        <table:table-column table:style-name="Tabella3.A"/>
        <table:table-column table:style-name="Tabella3.B"/>
        <table:table-row table:style-name="Tabella3.1">
          <table:table-cell table:style-name="Tabella3.A1" office:value-type="string">
            <text:p text:style-name="P15">Oggetto:</text:p>
          </table:table-cell>
          <table:table-cell table:style-name="Tabella3.A1" office:value-type="string">
            <text:p text:style-name="P16">Notifica dell’avvenuto rilascio del permesso di costruire richiesto con istanza recepita agli atti del Comune in data [data_presentazione] con il prot. n. [protocollo] del [data_protocollo] relativa ad opere [oggetto] in Savona, [ubicazione].</text:p>
          </table:table-cell>
        </table:table-row>
      </table:table>
      <text:p text:style-name="P43"/>
      <text:p text:style-name="P53">Con la presente si comunica che è depositato, presso l’Ufficio Amministrativo del Settore Pianificazione Territoriale e Sistemi Informativi del Comune di Savona <text:s/>(tel. n° 019-8310616/290), <text:s/>il permesso di costruire richiesto con l’istanza citata in oggetto.</text:p>
      <text:p text:style-name="P53"/>
      <text:p text:style-name="P53">Per il ritiro dello stesso, si invita la S.V. a presentarsi <text:span text:style-name="T11">munito di documento di identità </text:span>presso l’ufficio sopraindicato, con la presente comunicazione, nei seguenti giorni:</text:p>
      <text:p text:style-name="P58"><text:span text:style-name="T1">martedì e <text:s/>giovedì <text:s text:c="2"/>dalle ore <text:s/>10,00 <text:s/>alle <text:s/>ore <text:s/>12,30 </text:span>munito di:</text:p>
      <text:p text:style-name="P58"/>
      <text:list xml:id="list8880124252335777365" text:style-name="WW8Num2">
        <text:list-item>
          <text:p text:style-name="P66">ricevuta di versamento di complessivi € __________ effettuato precisando le seguenti causali:</text:p>
        </text:list-item>
      </text:list>
      <text:p text:style-name="P59">€ __________ quale quota per diritti segreteria;</text:p>
      <text:p text:style-name="P59">€ __________ quale quota per imposta di bollo;</text:p>
      <text:p text:style-name="P59">€ __________ quale quota per rimborso stampati;</text:p>
      <text:p text:style-name="P59"/>
      <text:list xml:id="list30207314" text:continue-numbering="true" text:style-name="WW8Num2">
        <text:list-item>
          <text:p text:style-name="P66">ricevuta di versamento di [oneri_urb] quale quota di contributo di costruzione ai sensi art. 2, comma 1, lett. a) L.R. n. 25 del 7/4/1995,</text:p>
        </text:list-item>
      </text:list>
      <text:p text:style-name="P57"/>
      <text:list xml:id="list30234989" text:continue-numbering="true" text:style-name="WW8Num2">
        <text:list-item>
          <text:p text:style-name="P66">ricevuta di versamento di [oneri_cc] quale quota di contributo di costruzione ai sensi art. 2, comma 1, lett. b) L.R. n. 25 del 7/4/1995.</text:p>
        </text:list-item>
      </text:list>
      <text:p text:style-name="P24"/>
      <text:list xml:id="list30226232" text:continue-numbering="true" text:style-name="WW8Num2">
        <text:list-item>
          <text:p text:style-name="P66">ricevuta di versamento di € [monetizzazione_totale] <text:s/>quale contributo sostitutivo parcheggi e/o aree verdi non reperiti.</text:p>
        </text:list-item>
      </text:list>
      <text:p text:style-name="P53"/>
      <text:p text:style-name="P54"><text:soft-page-break/>I versamenti sono da effettuare <text:span text:style-name="T3">sul conto corrente bancario del Comune di Savona <text:s/>n° </text:span><text:span text:style-name="T9">2597290</text:span><text:span text:style-name="T3"> – Tesoreria Comunale (codice IBAN </text:span><text:span text:style-name="T9">IT91 Y061 7510 6100 0000 2597290</text:span><text:span text:style-name="T3">) acceso presso la </text:span><text:span text:style-name="T3">Banca Carige Spa </text:span></text:p>
      <text:p text:style-name="P51"/>
      <text:p text:style-name="P51"><text:span text:style-name="T12">Il permesso potrà essere ritirato anche da persona diversa dal titolare purchè dotata di documento di identità</text:span> e <text:span text:style-name="T12">di delega scritta corredata da fotocopia del documento di identità dello stesso titolare del permesso.</text:span></text:p>
      <text:p text:style-name="P50">(IN CASO DI PERMESSI IN SANATORIA CHE NON PREVEDONO ULTERIORI OPERE ELIMINARE TUTTA LA PARTE SOTTOSTANTE)</text:p>
      <text:p text:style-name="P52"/>
      <text:p text:style-name="P46">In caso di rateizzazione</text:p>
      <text:p text:style-name="P56"/>
      <text:p text:style-name="P64">(SPECIFICARE IL PAGAMENTO DELLA PRIMA RATA <text:s text:c="3"/>ossia </text:p>
      <text:p text:style-name="Rientro_20_corpo_20_del_20_testo_20_2"><text:span text:style-name="T13">……….ricevuta di versamento di €_«RATA_B1B2_10P»_________________) quale </text:span><text:span text:style-name="T2">I rata</text:span><text:span text:style-name="T13"> della quota di contributo ai sensi art. 2, comma 1, lett. a) L.R. n. 25 del 7/4/1995,</text:span></text:p>
      <text:p text:style-name="P55"><text:span text:style-name="T13">………ricevuta di versamento di €«RATA_CC») quale </text:span><text:span text:style-name="T2">I rata</text:span><text:span text:style-name="T13"> della quota di contributo ai sensi art. 2, comma 1, lett. b) L.R. n. 25 del 7/4/1995.</text:span></text:p>
      <text:p text:style-name="P47"/>
      <text:p text:style-name="P20">AVVISI IMPORTANTI</text:p>
      <text:p text:style-name="P17"/>
      <text:p text:style-name="P17">Dalla data di notifica del presente avviso decorre il termine di un anno, previsto dall'articolo 15 comma 2 del DPR 380/2001 per l'inizio dei lavori, termine decorso il quale il titolo rilasciato è da considerarsi decaduto.</text:p>
      <text:p text:style-name="P17"/>
      <text:p text:style-name="P48"><text:s/>(IN CASO DI PERMESSI non onerosi o sanatorie ELIMINARE LA PARTE SOTTOSTANTE)</text:p>
      <text:p text:style-name="P49"/>
      <text:p text:style-name="P34">PER VERSAMENTO IN UNICA SOLUZIONE</text:p>
      <text:p text:style-name="P18">Dalla data di notifica del presente avviso decorre il termine di 30 giorni per il versamento delle quote di contributo di costruzione come sopra indicate, necessarie per il ritiro dello stesso.</text:p>
      <text:p text:style-name="P18">Si avvisa che in caso di ritardato pagamento saranno applicate le sanzioni di cui all'articolo 42 comma 2 del DPR 380/2001.</text:p>
      <text:p text:style-name="P45"/>
      <text:p text:style-name="P35">PER VERSAMENTO RATEIZZATO</text:p>
      <text:p text:style-name="P19">Dalla data di notifica del presente avviso decorre il termine di 30 giorni per il versamento della prima rata <text:s text:c="2"/>del contributo di costruzione come sopra indicata, necessaria per il ritiro dello stesso.</text:p>
      <text:p text:style-name="P44"/>
      <text:p text:style-name="P33">Il versamento della prima rata è necessario ai fini del ritiro del titolo.</text:p>
      <text:p text:style-name="P33"/>
      <table:table table:name="Tabella7" table:style-name="Tabella7">
        <table:table-column table:style-name="Tabella7.A"/>
        <table:table-column table:style-name="Tabella7.B"/>
        <table:table-column table:style-name="Tabella7.C"/>
        <table:table-column table:style-name="Tabella7.D"/>
        <table:table-row table:style-name="Tabella7.1">
          <table:table-cell table:style-name="Tabella7.A1" office:value-type="string">
            <text:p text:style-name="P26"/>
            <text:p text:style-name="P25">I</text:p>
          </table:table-cell>
          <table:table-cell table:style-name="Tabella7.A1" office:value-type="string">
            <text:p text:style-name="P26"/>
            <text:p text:style-name="P25">Rata:</text:p>
          </table:table-cell>
          <table:table-cell table:style-name="Tabella7.A1" office:value-type="string">
            <text:p text:style-name="P27"/>
            <text:p text:style-name="P25"><text:s/>€ <text:s/>[rata_1]</text:p>
          </table:table-cell>
          <table:table-cell table:style-name="Tabella7.D1" office:value-type="string">
            <text:p text:style-name="P28">entro e non oltre 30 giorni dalla data di ricevimento della presente e comunque prima del ritiro del permesso di costruire </text:p>
          </table:table-cell>
        </table:table-row>
        <table:table-row table:style-name="Tabella7.1">
          <table:table-cell table:style-name="Tabella7.A1" office:value-type="string">
            <text:p text:style-name="P26"/>
            <text:p text:style-name="P25">II</text:p>
          </table:table-cell>
          <table:table-cell table:style-name="Tabella7.A1" office:value-type="string">
            <text:p text:style-name="P26"/>
            <text:p text:style-name="P25">Rata:</text:p>
          </table:table-cell>
          <table:table-cell table:style-name="Tabella7.A1" office:value-type="string">
            <text:p text:style-name="P26"/>
            <text:p text:style-name="P25">€ <text:s/>[rata_2]</text:p>
            <text:p text:style-name="P25"/>
          </table:table-cell>
          <table:table-cell table:style-name="Tabella7.D1" office:value-type="string">
            <text:p text:style-name="P23"/>
            <text:p text:style-name="P22">entro e non oltre il_____________________</text:p>
            <text:p text:style-name="P28"/>
          </table:table-cell>
        </table:table-row>
        <table:table-row table:style-name="Tabella7.1">
          <table:table-cell table:style-name="Tabella7.A1" office:value-type="string">
            <text:p text:style-name="P26"/>
            <text:p text:style-name="P25">III</text:p>
          </table:table-cell>
          <table:table-cell table:style-name="Tabella7.A1" office:value-type="string">
            <text:p text:style-name="P26"/>
            <text:p text:style-name="P25">Rata:</text:p>
          </table:table-cell>
          <table:table-cell table:style-name="Tabella7.A1" office:value-type="string">
            <text:p text:style-name="P26"/>
            <text:p text:style-name="P25">€ <text:s/>[rata_3]</text:p>
          </table:table-cell>
          <table:table-cell table:style-name="Tabella7.D1" office:value-type="string">
            <text:p text:style-name="P23"/>
            <text:p text:style-name="P22">entro e non oltre il_____________________</text:p>
            <text:p text:style-name="P28"/>
          </table:table-cell>
        </table:table-row>
        <table:table-row table:style-name="Tabella7.1">
          <table:table-cell table:style-name="Tabella7.A1" office:value-type="string">
            <text:p text:style-name="P26"/>
            <text:p text:style-name="P25">IV</text:p>
          </table:table-cell>
          <table:table-cell table:style-name="Tabella7.A1" office:value-type="string">
            <text:p text:style-name="P26"/>
            <text:p text:style-name="P25">Rata:</text:p>
          </table:table-cell>
          <table:table-cell table:style-name="Tabella7.A1" office:value-type="string">
            <text:p text:style-name="P26"/>
            <text:p text:style-name="P25">€ <text:s/>[rata_4]</text:p>
          </table:table-cell>
          <table:table-cell table:style-name="Tabella7.D1" office:value-type="string">
            <text:p text:style-name="P23"/>
            <text:p text:style-name="P22">entro e non oltre il_____________________</text:p>
            <text:p text:style-name="P28"/>
          </table:table-cell>
        </table:table-row>
      </table:table>
      <text:p text:style-name="P44"/>
      <text:p text:style-name="P33">Si avvisa che in caso di ritardato pagamento della prima e delle rate successive nei termini sopra indicati saranno applicate le sanzioni di cui all'articolo 42 comma 2 del DPR 380/2001.</text:p>
      <text:p text:style-name="P33">L’intero importo dovrà comunque essere stato versato al momento della comunicazione di ultimazione dei lavori, qualora ciò avvenga in data antecedente alle scadenze fissate.</text:p>
      <text:p text:style-name="P42"/>
      <text:p text:style-name="P42">Distinti saluti.</text:p>
      <text:p text:style-name="P42"/>
      <table:table table:name="Tabella4" table:style-name="Tabella4">
        <table:table-column table:style-name="Tabella4.A"/>
        <table:table-column table:style-name="Tabella4.B"/>
        <text:soft-page-break/>
        <table:table-row table:style-name="Tabella4.1">
          <table:table-cell table:style-name="Tabella4.A1" office:value-type="string">
            <text:p text:style-name="P14"/>
          </table:table-cell>
          <table:table-cell table:style-name="Tabella4.A1" office:value-type="string">
            <text:p text:style-name="P13">Il Dirigente</text:p>
            <text:p text:style-name="P13">Arch. Giovanna Macario</text:p>
          </table:table-cell>
        </table:table-row>
      </table:table>
      <text:p text:style-name="P42"/>
      <text:p text:style-name="P65"/>
      <text:p text:style-name="P61">COMUNE DI SAVONA</text:p>
      <text:p text:style-name="P62">L'anno duemila______ il giorno _______ del mese di _______________ in Savona - io sottoscritto Messo comunale ho notificato il presente atto al sig. _________________________ presso________________________________ consegnandone un esemplare a mani di ____________________________________________________________</text:p>
      <text:p text:style-name="P63"><text:s text:c="5"/>per ricevuta <text:s text:c="58"/>il Messo comunale</text:p>
      <text:p text:style-name="P63">__________________<text:tab/><text:tab/><text:tab/> <text:s text:c="6"/>_______________________</text:p>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Standard">
      <style:paragraph-properties fo:margin="100%" fo:margin-left="0.4cm" fo:margin-right="0cm" fo:margin-top="0cm" fo:margin-bottom="0cm" fo:text-indent="0cm" style:auto-text-indent="false"/>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text-properties fo:font-size="11pt" style:font-size-asian="11pt"/>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2.963cm"/>
    </style:style>
    <style:style style:name="Tabella2.B" style:family="table-column">
      <style:table-column-properties style:column-width="5.736cm"/>
    </style:style>
    <style:style style:name="Tabella2.C" style:family="table-column">
      <style:table-column-properties style:column-width="4.064cm"/>
    </style:style>
    <style:style style:name="Tabella2.D" style:family="table-column">
      <style:table-column-properties style:column-width="4.26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6"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6"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6"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MP7"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fo:font-weight="normal" style:font-size-asian="8pt" style:font-style-asian="italic" style:font-weight-asian="normal" style:font-size-complex="10.5pt" style:font-style-complex="italic" style:font-weight-complex="normal"/>
    </style:style>
    <style:style style:name="MP8"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MP9"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MP10"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MP11"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MP12"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MP13" style:family="paragraph" style:parent-style-name="Standard">
      <style:text-properties fo:font-size="6pt" style:font-size-asian="6pt" style:font-size-complex="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1"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 e Sistemi Informativi</text:p>
            </table:table-cell>
            <table:table-cell table:style-name="Tabella2.B1" office:value-type="string">
              <text:p text:style-name="MP6">Dirigente: </text:p>
              <text:p text:style-name="MP6">Responsabile del procedimento:</text:p>
            </table:table-cell>
            <table:table-cell table:style-name="Tabella2.D1" office:value-type="string">
              <text:p text:style-name="MP6">Arch. Giovanna Macario </text:p>
              <text:p text:style-name="MP7">[onload.responsabile_procedimento]</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portello Unico per l'Edilizia</text:p>
            </table:table-cell>
            <table:table-cell table:style-name="Tabella2.B2" office:value-type="string">
              <text:p text:style-name="MP6">Istruttore tecnico:</text:p>
            </table:table-cell>
            <table:table-cell table:style-name="Tabella2.D2" office:value-type="string">
              <text:p text:style-name="MP8">[onload.istruttore_tecnico]</text:p>
            </table:table-cell>
          </table:table-row>
          <table:table-row table:style-name="Tabella2.1">
            <table:table-cell table:style-name="Tabella2.A2" office:value-type="string">
              <text:p text:style-name="MP6"/>
            </table:table-cell>
            <table:table-cell table:style-name="Tabella2.B2" office:value-type="string">
              <text:p text:style-name="MP6">Servizio Edilizia Privata</text:p>
            </table:table-cell>
            <table:table-cell table:style-name="Tabella2.B2" office:value-type="string">
              <text:p text:style-name="MP6">Ufficio per visione atti:</text:p>
            </table:table-cell>
            <table:table-cell table:style-name="Tabella2.D2" office:value-type="string">
              <text:p text:style-name="MP9">Servizio Edilizia Privata</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Orario:</text:p>
            </table:table-cell>
            <table:table-cell table:style-name="Tabella2.D2" office:value-type="string">
              <text:p text:style-name="MP10">martedì e giovedì ore 10:00 -12:30</text:p>
            </table:table-cell>
          </table:table-row>
          <table:table-row table:style-name="Tabella2.1">
            <table:table-cell table:style-name="Tabella2.A2" office:value-type="string">
              <text:p text:style-name="MP6">Posta certificata </text:p>
            </table:table-cell>
            <table:table-cell table:style-name="Tabella2.B2" office:value-type="string">
              <text:p text:style-name="MP6">posta@pec.comune.savona.it</text:p>
            </table:table-cell>
            <table:table-cell table:style-name="Tabella2.B2" office:value-type="string">
              <text:p text:style-name="MP6">Data avvio procedimento:</text:p>
            </table:table-cell>
            <table:table-cell table:style-name="Tabella2.D2" office:value-type="string">
              <text:p text:style-name="MP11">[onload.data_presentazione]</text:p>
            </table:table-cell>
          </table:table-row>
          <table:table-row table:style-name="Tabella2.1">
            <table:table-cell table:style-name="Tabella2.A6" office:value-type="string">
              <text:p text:style-name="MP6"/>
            </table:table-cell>
            <table:table-cell table:style-name="Tabella2.B6" office:value-type="string">
              <text:p text:style-name="MP12">Tel. 019 -8310 ----</text:p>
            </table:table-cell>
            <table:table-cell table:style-name="Tabella2.B6" office:value-type="string">
              <text:p text:style-name="MP6"/>
            </table:table-cell>
            <table:table-cell table:style-name="Tabella2.D6" office:value-type="string">
              <text:p text:style-name="MP11"/>
            </table:table-cell>
          </table:table-row>
        </table:table>
        <text:p text:style-name="MP13"/>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7-09-14T10:03:50.64</dc:date>
    <meta:print-date>2013-02-20T09:35:00</meta:print-date>
    <meta:editing-cycles>55</meta:editing-cycles>
    <meta:editing-duration>PT10H27M5S</meta:editing-duration>
    <meta:generator>OpenOffice/4.1.0$Win32 OpenOffice.org_project/410m18$Build-9764</meta:generator>
    <meta:document-statistic meta:table-count="6" meta:image-count="1" meta:object-count="0" meta:page-count="3" meta:paragraph-count="98" meta:word-count="810" meta:character-count="5836"/>
  </office:meta>
</office:document-meta>
</file>